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780b2" officeooo:paragraph-rsid="001780b2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780b2" officeooo:paragraph-rsid="0019469a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a39e0" officeooo:paragraph-rsid="001a39e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1780b2" officeooo:paragraph-rsid="0019469a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924ce" officeooo:paragraph-rsid="001a39e0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780b2" officeooo:paragraph-rsid="001780b2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780b2" officeooo:paragraph-rsid="001a39e0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91653" officeooo:paragraph-rsid="00191653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91653" officeooo:paragraph-rsid="001a39e0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91653" officeooo:paragraph-rsid="001ae841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a39e0" officeooo:paragraph-rsid="001a39e0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a39e0" officeooo:paragraph-rsid="00191653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ae841" officeooo:paragraph-rsid="001ae841" style:font-weight-asian="normal" style:font-weight-complex="normal"/>
    </style:style>
    <style:style style:name="P14" style:family="paragraph" style:parent-style-name="Standard">
      <style:text-properties style:text-position="0% 100%" style:text-underline-style="none" fo:font-weight="normal" officeooo:rsid="00191653" officeooo:paragraph-rsid="00191653" style:font-weight-asian="normal" style:font-weight-complex="normal"/>
    </style:style>
    <style:style style:name="P15" style:family="paragraph" style:parent-style-name="Standard">
      <style:text-properties style:text-position="0% 100%" style:text-underline-style="none" fo:font-weight="bold" officeooo:rsid="001924ce" officeooo:paragraph-rsid="001924ce" style:font-weight-asian="bold" style:font-weight-complex="bold"/>
    </style:style>
    <style:style style:name="P16" style:family="paragraph" style:parent-style-name="Standard">
      <style:text-properties style:text-position="0% 100%" style:text-underline-style="none" fo:font-weight="bold" officeooo:rsid="001924ce" officeooo:paragraph-rsid="001ae841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e841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ae841"/>
    </style:style>
    <style:style style:name="T5" style:family="text">
      <style:text-properties officeooo:rsid="001924c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ae841"/>
    </style:style>
    <style:style style:name="T8" style:family="text">
      <style:text-properties officeooo:rsid="0019469a"/>
    </style:style>
    <style:style style:name="T9" style:family="text">
      <style:text-properties officeooo:rsid="001a39e0"/>
    </style:style>
    <style:style style:name="T10" style:family="text">
      <style:text-properties officeooo:rsid="001ae8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culation of total clock cycles required for Testing and Diagnosis </text:p>
      <text:p text:style-name="P1"/>
      <text:p text:style-name="P2"><text:span text:style-name="T8">Testing Time :</text:span></text:p>
      <text:p text:style-name="P2"/>
      <text:p text:style-name="P11">Testing involves peripheral RD test,peripheral DR test and RD test. </text:p>
      <text:p text:style-name="P4"/>
      <text:p text:style-name="P4">Total no of test to be performed for testing :</text:p>
      <text:p text:style-name="P6"/>
      <text:p text:style-name="P6">* Peripheral test RD <text:s text:c="2"/>=<text:tab/>1 times</text:p>
      <text:p text:style-name="P6">* Peripheral test DR <text:s text:c="2"/>=<text:tab/>1 times</text:p>
      <text:p text:style-name="P6">* RD test <text:s text:c="10"/><text:tab/>=<text:tab/>(m-2 )times<text:tab/><text:tab/>[m= total no of rows]</text:p>
      <text:p text:style-name="P6"/>
      <text:p text:style-name="P6"/>
      <text:p text:style-name="P6">Therefore, total no of times the test needs to be performed is : <text:s/>1+1+(m-2) times</text:p>
      <text:p text:style-name="P6"><text:tab/><text:tab/><text:tab/><text:tab/><text:tab/><text:tab/><text:tab/><text:tab/> <text:s text:c="3"/>= m times </text:p>
      <text:p text:style-name="P6"/>
      <text:p text:style-name="P8">We know each of the test requires equal amount of time and is equal to : (m+n-2) clockcycles </text:p>
      <text:p text:style-name="P8">The droplets in the biochip are entered parallely at an interval of 3 clockcycles ,which means :</text:p>
      <text:p text:style-name="P8"/>
      <text:p text:style-name="P8">If,the 1<text:span text:style-name="T1">st</text:span><text:span text:style-name="T3"> droplet enters at clockcyle 1 then the second droplet enters at clockcycle 4,the third one at 7</text:span><text:span text:style-name="T1">th</text:span><text:span text:style-name="T1"> </text:span><text:span text:style-name="T3">clockcycle and so and so forth.</text:span></text:p>
      <text:p text:style-name="P8"><text:span text:style-name="T3"/></text:p>
      <text:p text:style-name="P8"><text:span text:style-name="T3">So,</text:span></text:p>
      <text:p text:style-name="P8"><text:span text:style-name="T3">The m</text:span><text:span text:style-name="T1">th</text:span><text:span text:style-name="T3"> droplet enters at : 1+(m-1)*3 =(3m-2)</text:span><text:span text:style-name="T2">th</text:span><text:span text:style-name="T3"> clockcycle</text:span></text:p>
      <text:p text:style-name="P8"><text:span text:style-name="T3"/></text:p>
      <text:p text:style-name="P8"><text:span text:style-name="T3">The final droplet has already made its 1</text:span><text:span text:style-name="T1">st</text:span><text:span text:style-name="T3"> transition,so it will take (m+n-2) -1 clockcycles </text:span><text:span text:style-name="T4">more </text:span><text:span text:style-name="T3">to complete its transition.</text:span></text:p>
      <text:p text:style-name="P8"><text:span text:style-name="T3"/></text:p>
      <text:p text:style-name="P14">So, total clockcycles required = <text:span text:style-name="T5">3m-2+(m+n-2)-1 </text:span><text:s/>clockcycles</text:p>
      <text:p text:style-name="P14"><text:tab/><text:tab/><text:tab/><text:tab/> <text:span text:style-name="T5">= 4m+n-5 <text:s text:c="16"/>clockcycles </text:span></text:p>
      <text:p text:style-name="P14"/>
      <text:p text:style-name="P15">Therefore, total clockcycles required for testing the biochip is <text:span text:style-name="T6">4m+n-5</text:span> clockcycles .</text:p>
      <text:p text:style-name="P8"/>
      <text:p text:style-name="P8"/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<text:soft-page-break/></text:p>
      <text:p text:style-name="P3">Dianosis Time :</text:p>
      <text:p text:style-name="P9"/>
      <text:p text:style-name="P5">Total no of test to be performed for diagnosis :</text:p>
      <text:p text:style-name="P5"/>
      <text:p text:style-name="P11">Diagnosis involves DR test and square test(with bypass)</text:p>
      <text:p text:style-name="P11"/>
      <text:p text:style-name="P11">DR test can be done parallely but square test is done on every unvisited electrode (after peripheral test,RD test and DR test ) individually one at a time which varies with every biochip.</text:p>
      <text:p text:style-name="P11"/>
      <text:p text:style-name="P7">Total no of test to be performed for <text:span text:style-name="T9">DR test</text:span> :<text:tab/><text:span text:style-name="T9">(n-2) times </text:span></text:p>
      <text:p text:style-name="P7"/>
      <text:p text:style-name="P11">Each of them takes (m+n-2) clockcycles .</text:p>
      <text:p text:style-name="P11">As before, the droplets enter parallely at a interval of 3 clockcyles .</text:p>
      <text:p text:style-name="P11"/>
      <text:p text:style-name="P10">If,the 1<text:span text:style-name="T1">st</text:span><text:span text:style-name="T3"> droplet enters at clockcyle 1 then the second droplet enters at clockcycle 4,the third one at 7</text:span><text:span text:style-name="T1">th</text:span><text:span text:style-name="T1"> </text:span><text:span text:style-name="T3">clockcycle and so and so forth.</text:span></text:p>
      <text:p text:style-name="P11">So,</text:p>
      <text:p text:style-name="P11">The (<text:span text:style-name="T10">n-2)</text:span><text:span text:style-name="T2">th</text:span><text:span text:style-name="T4"> droplet enters at :1+(n-2-1)*3=(3n-8)</text:span><text:span text:style-name="T2">th</text:span><text:span text:style-name="T4"> clockcycle.</text:span></text:p>
      <text:p text:style-name="P11"><text:span text:style-name="T4"/></text:p>
      <text:p text:style-name="P13"><text:span text:style-name="T3">The final droplet has made its 1</text:span><text:span text:style-name="T1">st</text:span><text:span text:style-name="T3"> transition.So, it will take (m+n-2)-1 more clockcycles to complete.</text:span></text:p>
      <text:p text:style-name="P13"><text:span text:style-name="T3"/></text:p>
      <text:p text:style-name="P13"><text:span text:style-name="T3">So,total clockcycles required for DR test =<text:tab/>3n-8 +(m+n-2)-1 clockcycles</text:span></text:p>
      <text:p text:style-name="P13"><text:span text:style-name="T3"><text:tab/><text:tab/><text:tab/><text:tab/><text:tab/> <text:s text:c="6"/>= m+4n-11 <text:tab/> <text:s text:c="4"/>clockcycles</text:span></text:p>
      <text:p text:style-name="P13"><text:span text:style-name="T3"/></text:p>
      <text:p text:style-name="P13"><text:span text:style-name="T3"/></text:p>
      <text:p text:style-name="P11"/>
      <text:p text:style-name="P16">Therefore, total clockcycles required for <text:span text:style-name="T10">diagnosing</text:span> the biochip is <text:span text:style-name="T10">(DR test time) + (square test time with diagnosis)</text:span></text:p>
      <text:p text:style-name="P16"/>
      <text:p text:style-name="P16"><text:tab/><text:tab/><text:tab/><text:tab/><text:span text:style-name="T10">=(m+4n-11)+(square test time).</text:span> 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20:03:06.415932804</meta:creation-date>
    <dc:date>2019-06-13T21:06:23.042169864</dc:date>
    <meta:editing-duration>PT45S</meta:editing-duration>
    <meta:editing-cycles>1</meta:editing-cycles>
    <meta:document-statistic meta:table-count="0" meta:image-count="0" meta:object-count="0" meta:page-count="2" meta:paragraph-count="33" meta:word-count="358" meta:character-count="2169" meta:non-whitespace-character-count="1764"/>
    <meta:generator>LibreOffice/6.0.7.3$Linux_X86_64 LibreOffice_project/00m0$Build-3</meta:generator>
  </office:meta>
</office:document-meta>
</file>